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cm"/>
    </style:style>
    <style:style style:name="co2" style:family="table-column">
      <style:table-column-properties fo:break-before="auto" style:column-width="9.703cm"/>
    </style:style>
    <style:style style:name="co3" style:family="table-column">
      <style:table-column-properties fo:break-before="auto" style:column-width="10.1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.099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2.883cm"/>
    </style:style>
    <style:style style:name="co8" style:family="table-column">
      <style:table-column-properties fo:break-before="auto" style:column-width="9.839cm"/>
    </style:style>
    <style:style style:name="co9" style:family="table-column">
      <style:table-column-properties fo:break-before="auto" style:column-width="15.177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22.475cm"/>
    </style:style>
    <style:style style:name="co13" style:family="table-column">
      <style:table-column-properties fo:break-before="auto" style:column-width="11.555cm"/>
    </style:style>
    <style:style style:name="co14" style:family="table-column">
      <style:table-column-properties fo:break-before="auto" style:column-width="14.332cm"/>
    </style:style>
    <style:style style:name="co15" style:family="table-column">
      <style:table-column-properties fo:break-before="auto" style:column-width="30.563cm"/>
    </style:style>
    <style:style style:name="co16" style:family="table-column">
      <style:table-column-properties fo:break-before="auto" style:column-width="15.748cm"/>
    </style:style>
    <style:style style:name="co17" style:family="table-column">
      <style:table-column-properties fo:break-before="auto" style:column-width="16.267cm"/>
    </style:style>
    <style:style style:name="co18" style:family="table-column">
      <style:table-column-properties fo:break-before="auto" style:column-width="19.424cm"/>
    </style:style>
    <style:style style:name="co19" style:family="table-column">
      <style:table-column-properties fo:break-before="auto" style:column-width="15.476cm"/>
    </style:style>
    <style:style style:name="co20" style:family="table-column">
      <style:table-column-properties fo:break-before="auto" style:column-width="16.348cm"/>
    </style:style>
    <style:style style:name="co21" style:family="table-column">
      <style:table-column-properties fo:break-before="auto" style:column-width="14.224cm"/>
    </style:style>
    <style:style style:name="co22" style:family="table-column">
      <style:table-column-properties fo:break-before="auto" style:column-width="5.209cm"/>
    </style:style>
    <style:style style:name="co23" style:family="table-column">
      <style:table-column-properties fo:break-before="auto" style:column-width="14.277cm"/>
    </style:style>
    <style:style style:name="co24" style:family="table-column">
      <style:table-column-properties fo:break-before="auto" style:column-width="23.809cm"/>
    </style:style>
    <style:style style:name="co25" style:family="table-column">
      <style:table-column-properties fo:break-before="auto" style:column-width="8.804cm"/>
    </style:style>
    <style:style style:name="co26" style:family="table-column">
      <style:table-column-properties fo:break-before="auto" style:column-width="15.639cm"/>
    </style:style>
    <style:style style:name="co27" style:family="table-column">
      <style:table-column-properties fo:break-before="auto" style:column-width="27.049cm"/>
    </style:style>
    <style:style style:name="co28" style:family="table-column">
      <style:table-column-properties fo:break-before="auto" style:column-width="8.913cm"/>
    </style:style>
    <style:style style:name="co29" style:family="table-column">
      <style:table-column-properties fo:break-before="auto" style:column-width="16.947cm"/>
    </style:style>
    <style:style style:name="co30" style:family="table-column">
      <style:table-column-properties fo:break-before="auto" style:column-width="24.626cm"/>
    </style:style>
    <style:style style:name="co31" style:family="table-column">
      <style:table-column-properties fo:break-before="auto" style:column-width="13.705cm"/>
    </style:style>
    <style:style style:name="co32" style:family="table-column">
      <style:table-column-properties fo:break-before="auto" style:column-width="14.086cm"/>
    </style:style>
    <style:style style:name="co33" style:family="table-column">
      <style:table-column-properties fo:break-before="auto" style:column-width="25.497cm"/>
    </style:style>
    <style:style style:name="co34" style:family="table-column">
      <style:table-column-properties fo:break-before="auto" style:column-width="10.301cm"/>
    </style:style>
    <style:style style:name="co35" style:family="table-column">
      <style:table-column-properties fo:break-before="auto" style:column-width="20.623cm"/>
    </style:style>
    <style:style style:name="co36" style:family="table-column">
      <style:table-column-properties fo:break-before="auto" style:column-width="26.233cm"/>
    </style:style>
    <style:style style:name="co37" style:family="table-column">
      <style:table-column-properties fo:break-before="auto" style:column-width="12.344cm"/>
    </style:style>
    <style:style style:name="co38" style:family="table-column">
      <style:table-column-properties fo:break-before="auto" style:column-width="15.5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dbb6" style:diagonal-bl-tr="none" style:diagonal-tl-br="none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dbb6" style:diagonal-bl-tr="none" style:diagonal-tl-br="none"/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name-complex="Lohit Devanagari" style:font-size-complex="13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dbb6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style:diagonal-bl-tr="none" style:diagonal-tl-br="none"/>
    </style:style>
    <style:style style:name="ce6" style:family="table-cell" style:parent-style-name="Default">
      <style:table-cell-properties fo:background-color="#ffdbb6"/>
    </style:style>
    <style:style style:name="ce8" style:family="table-cell" style:parent-style-name="Default">
      <style:text-properties fo:color="#2a6099" fo:font-weight="bold" style:font-weight-asian="bold" style:font-weight-complex="bold"/>
    </style:style>
    <style:style style:name="ce9" style:family="table-cell" style:parent-style-name="Default">
      <style:text-properties fo:color="#c9211e" fo:font-weight="bold" style:font-weight-asian="bold" style:font-weight-complex="bold"/>
    </style:style>
    <style:style style:name="ce10" style:family="table-cell" style:parent-style-name="Default">
      <style:text-properties fo:color="#00a933" fo:font-weight="bold" style:font-weight-asian="bold" style:font-weight-complex="bold"/>
    </style:style>
    <style:style style:name="ce1" style:family="table-cell" style:parent-style-name="Default">
      <style:table-cell-properties style:diagonal-bl-tr="none" style:diagonal-tl-br="none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 style:data-style-name="N2">
      <style:table-cell-properties fo:background-color="#ffff00"/>
    </style:style>
    <style:style style:name="ce19" style:family="table-cell" style:parent-style-name="Default">
      <style:text-properties style:text-underline-style="none"/>
    </style:style>
    <style:style style:name="ce20" style:family="table-cell" style:parent-style-name="Default" style:data-style-name="N3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00a933" fo:font-weight="bold" style:font-weight-asian="bold" style:font-weight-complex="bold"/>
    </style:style>
    <style:style style:name="T5" style:family="text">
      <style:text-properties fo:color="#00a933"/>
    </style:style>
    <style:style style:name="T6" style:family="text">
      <style:text-properties fo:color="#2a6099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15" table:default-cell-style-name="Default"/>
        <table:table-row table:style-name="ro1">
          <table:table-cell table:style-name="ce2" office:value-type="string" calcext:value-type="string">
            <text:p>Tenemos en la columna Doctor la pregunta del doctor, en Paciente Real la información que tiene en su historial médico el paciente real y Paciente Virtual la respuesta que ha dado el Robot Furhat. </text:p>
          </table:table-cell>
          <table:table-cell table:style-name="ce4" table:number-columns-repeated="12"/>
          <table:table-cell table:style-name="ce1" table:number-columns-repeated="2"/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La columna <text:span text:style-name="T1">Paciente real</text:span> <text:span text:style-name="T1">solo</text:span> se debe utilizar para valorar la <text:span text:style-name="T1">exactitud</text:span> de la respuesta.</text:p>
          </table:table-cell>
          <table:table-cell table:style-name="ce4" table:number-columns-repeated="12"/>
          <table:table-cell table:style-name="ce1" table:number-columns-repeated="2"/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Para evaluar las respuestas del paciente virtual, evaluaremos tres características de las respuestas:</text:p>
          </table:table-cell>
          <table:table-cell table:style-name="ce4" table:number-columns-repeated="12"/>
          <table:table-cell table:style-name="ce1" table:number-columns-repeated="2"/>
          <table:table-cell table:style-name="ce3" table:number-columns-repeated="1009"/>
        </table:table-row>
        <table:table-row table:style-name="ro2">
          <table:table-cell table:style-name="ce7" office:value-type="string" calcext:value-type="string">
            <text:p><text:span text:style-name="T2">Fluidez</text:span>: Se analizará si la respuesta sigue las reglas gramaticales. Un ejemplo es que para hablar de él mismo utilice la 3ª persona.</text:p>
          </table:table-cell>
          <table:table-cell table:style-name="ce4" table:number-columns-repeated="12"/>
          <table:table-cell table:style-name="ce1" table:number-columns-repeated="2"/>
          <table:table-cell table:number-columns-repeated="1009"/>
        </table:table-row>
        <table:table-row table:style-name="ro2">
          <table:table-cell table:style-name="ce7" office:value-type="string" calcext:value-type="string">
            <text:p><text:span text:style-name="T3">Exactitud</text:span>: Se analizará si la respuesta del paciente virtual da la misma información que la respuesta real. Comprobar con la columna Paciente Real. Si la respuesta es ‘Tengo diarrea’ y la respuesta real es ‘Solo tengo tos’</text:p>
          </table:table-cell>
          <table:table-cell table:style-name="ce4" table:number-columns-repeated="12"/>
          <table:table-cell table:style-name="ce1" table:number-columns-repeated="2"/>
          <table:table-cell table:number-columns-repeated="1009"/>
        </table:table-row>
        <table:table-row table:style-name="ro2">
          <table:table-cell table:style-name="ce11" office:value-type="string" calcext:value-type="string">
            <text:p><text:span text:style-name="T4">Coherencia</text:span>: Se analiza si la respuesta del paciente virtual sea natural y se asemeja a la que puede dar un paciente común. Un ejemplo es que en vez de decir media hora diga 1800 segundos.</text:p>
          </table:table-cell>
          <table:table-cell table:style-name="ce6" table:number-columns-repeated="12"/>
          <table:table-cell table:number-columns-repeated="1011"/>
        </table:table-row>
        <table:table-row table:style-name="ro3">
          <table:table-cell table:style-name="ce11" office:value-type="string" calcext:value-type="string">
            <text:p>Se evaluará cada característica del 1 al 5, siendo (1 muy mal, 2 mal/regular, 3 bien con algunos problemas, 4 bastante bien con un leve problema, 5 perfecto) </text:p>
          </table:table-cell>
          <table:table-cell table:style-name="ce6" table:number-columns-repeated="12"/>
          <table:table-cell table:number-columns-repeated="1011"/>
        </table:table-row>
        <table:table-row table:style-name="ro3">
          <table:table-cell table:style-name="ce11" office:value-type="string" calcext:value-type="string">
            <text:p>Además, de evaluar hay una columna de comentarios para explicar la valoración. Intentad ser coherentes con las valoraciones y seguir un mismo criterio</text:p>
          </table:table-cell>
          <table:table-cell table:style-name="ce6" table:number-columns-repeated="12"/>
          <table:table-cell table:style-name="ce24" table:number-columns-repeated="1011"/>
        </table:table-row>
        <table:table-row table:style-name="ro4">
          <table:table-cell table:style-name="ce14" office:value-type="string" calcext:value-type="string">
            <text:p>Valoración media </text:p>
          </table:table-cell>
          <table:table-cell table:style-name="ce6" table:number-columns-repeated="12"/>
          <table:table-cell table:style-name="ce24" table:number-columns-repeated="1011"/>
        </table:table-row>
        <table:table-row table:style-name="ro4">
          <table:table-cell table:style-name="ce14" table:formula="of:=([$Prueba1.I11]+[$Prueba2.I14]+[$Prueba3.I13]+[$Prueba4.I10]+[$Prueba5.I11]+[$Prueba6.I11]+[$Prueba7.I13]+[$Prueba8.I12]+[$Prueba9.I12]+[$Prueba10.I11])/10" office:value-type="float" office:value="7.49523721849186" calcext:value-type="float">
            <text:p>7,49523721849186</text:p>
          </table:table-cell>
          <table:table-cell table:style-name="ce6" table:number-columns-repeated="12"/>
          <table:table-cell table:style-name="ce24" table:number-columns-repeated="1011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Tienes tos?</text:p>
          </table:table-cell>
          <table:table-cell office:value-type="string" calcext:value-type="string">
            <text:p>Tos.</text:p>
          </table:table-cell>
          <table:table-cell office:value-type="string" calcext:value-type="string">
            <text:p>Tengo tos y fiebr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 más información en la respuesta de la que debería dar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Tienes todas las vacunas puestas?</text:p>
          </table:table-cell>
          <table:table-cell office:value-type="string" calcext:value-type="string">
            <text:p>Tiene las vacunas al día</text:p>
          </table:table-cell>
          <table:table-cell office:value-type="string" calcext:value-type="string">
            <text:p>Sí, tengo todas las vacunas al día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Tienes fiebre o escalofríos?</text:p>
          </table:table-cell>
          <table:table-cell office:value-type="string" calcext:value-type="string">
            <text:p>No tengo fiebre o escalofríos</text:p>
          </table:table-cell>
          <table:table-cell office:value-type="string" calcext:value-type="string">
            <text:p>No tengo fiebre ni escalofrí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Tienes algún otro dolor en otra parte de tu cuerpo?</text:p>
          </table:table-cell>
          <table:table-cell office:value-type="string" calcext:value-type="string">
            <text:p>No siento dolor en otras partes del cuerpo</text:p>
          </table:table-cell>
          <table:table-cell office:value-type="string" calcext:value-type="string">
            <text:p>No hay dolor en otras partes del cuerpo <text:span text:style-name="T5">en mi historial médico</text:span>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 añadir en mi historial médico, no se comporta como un paciente rea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Sientes algún tipo de hormigueo?</text:p>
          </table:table-cell>
          <table:table-cell office:value-type="string" calcext:value-type="string">
            <text:p>Sin sarpullidos ni entumecimiento u hormigueo</text:p>
          </table:table-cell>
          <table:table-cell office:value-type="string" calcext:value-type="string">
            <text:p>No hay hormigueo en la rodilla izquierda ni en ninguna otra parte del cuerp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ñade en ninguna otra parte que puede ser real o no y no es necesaria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Fumas?</text:p>
          </table:table-cell>
          <table:table-cell office:value-type="string" calcext:value-type="string">
            <text:p>No tiene antecedentes de tabaquismo</text:p>
          </table:table-cell>
          <table:table-cell office:value-type="string" calcext:value-type="string">
            <text:p>No fumo. <text:span text:style-name="T5">No está en mi historial médico.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ñade información no necesaria y que resta coherencia a su respuesta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Fumas?</text:p>
          </table:table-cell>
          <table:table-cell office:value-type="string" calcext:value-type="string">
            <text:p>No tiene antecedentes de tabaquismo</text:p>
          </table:table-cell>
          <table:table-cell office:value-type="string" calcext:value-type="string">
            <text:p>No <text:span text:style-name="T6">fuma</text:span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stá respondiendo en 3ª persona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Qué edad tienes?</text:p>
          </table:table-cell>
          <table:table-cell office:value-type="string" calcext:value-type="string">
            <text:p>26 años.</text:p>
          </table:table-cell>
          <table:table-cell office:value-type="string" calcext:value-type="string">
            <text:p>Tengo 26 añ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Has experimentado este tipo de dolor antes?</text:p>
          </table:table-cell>
          <table:table-cell office:value-type="string" calcext:value-type="string">
            <text:p>Tengo antecedentes de un dolor similar</text:p>
          </table:table-cell>
          <table:table-cell office:value-type="string" calcext:value-type="string">
            <text:p>Sí, tuve un dolor similar <text:span text:style-name="T7">mientras practicaba remo en la universidad.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ñade información a la respuesta que puede que sea real o no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Has tenido tos, falta de aliento o sibilancias?</text:p>
          </table:table-cell>
          <table:table-cell office:value-type="string" calcext:value-type="string">
            <text:p>Tampoco presento tos, falta de aliento o sibilancias</text:p>
          </table:table-cell>
          <table:table-cell office:value-type="string" calcext:value-type="string">
            <text:p>No he tenido falta de aliento ni sibilancia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ta la mención a la tos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Has tenido hospitalizaciones o cirugías en el pasado?</text:p>
          </table:table-cell>
          <table:table-cell office:value-type="string" calcext:value-type="string">
            <text:p>No tengo antecedentes médicos o quirúrgicos significativos</text:p>
          </table:table-cell>
          <table:table-cell office:value-type="string" calcext:value-type="string">
            <text:p>No he tenido hospitalizaciones ni cirugías en el pasad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 penaliza el que utilice exactamente las mismas palabras que el médic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Has venido a la consulta alguna vez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Hace 2 meses vine por un problema cardia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Has venido a la consulta alguna vez?</text:p>
          </table:table-cell>
          <table:table-cell office:value-type="string" calcext:value-type="string">
            <text:p>Hace 2 meses vine por un problema cardiaco.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Has venido a la consulta alguna vez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Vale, Ok.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En qué puedo ayudarte hoy con respecto a tu dolor?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</table:table>
      <table:table table:name="Prueba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4">
          <table:table-cell office:value-type="string" calcext:value-type="string">
            <text:p>Conversación 5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 gustaría empezar por lo que te ha traído hoy aquí a la clínica familiar</text:p>
          </table:table-cell>
          <table:table-cell office:value-type="string" calcext:value-type="string">
            <text:p>Toso desde hace 2 meses y expulso un esputo</text:p>
          </table:table-cell>
          <table:table-cell office:value-type="string" calcext:value-type="string">
            <text:p>La tos persistente con esputo amarillo verdoso y pérdida de peso desde hace 2 mese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Bien, ¿y cuántos meses lleva esto siendo?</text:p>
          </table:table-cell>
          <table:table-cell office:value-type="string" calcext:value-type="string">
            <text:p>Toso desde hace 2 meses</text:p>
          </table:table-cell>
          <table:table-cell office:value-type="string" calcext:value-type="string">
            <text:p>Dos meses con tos persistente y esputo amarillo verdoso, a veces rosado, y pérdida de peso.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, ¿y cuántos esputos dirías que expulsas en un día normal como una cucharadita una cucharada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 acuerdo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Hay algo más que le preocupe además de la tos persistente y la pérdida de peso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cuando tomaste los antibióticos?</text:p>
          </table:table-cell>
          <table:table-cell office:value-type="string" calcext:value-type="string">
            <text:p>Hace un mes</text:p>
          </table:table-cell>
          <table:table-cell office:value-type="string" calcext:value-type="string">
            <text:p>Hace un mes tomé azitromicina, pero la tos persiste y no mejora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a veo, ¿y crees que tu tos ha empeorado desde entonces?</text:p>
          </table:table-cell>
          <table:table-cell office:value-type="string" calcext:value-type="string">
            <text:p>No ha mejorado</text:p>
          </table:table-cell>
          <table:table-cell office:value-type="string" calcext:value-type="string">
            <text:p>Sí, mi tos ha empeorado desde entonces, expulso esputo amarillo verdoso y a veces rosad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pero que hay del esputo que usted está sacando, ¿ha aumentad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todo esto empezó después de la infección de pecho o ya te había ocurrido algo así ante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do esto empezó después de un viaje a la India, nunca me había pasado antes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4"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Ok ya veo, ¿hubo algo que ocurriera en esa época, algún entorno nuevo al que estuviera expuesto?</text:p>
          </table:table-cell>
          <table:table-cell office:value-type="string" calcext:value-type="string">
            <text:p>Comenzó tras un viaje a la India</text:p>
          </table:table-cell>
          <table:table-cell office:value-type="string" calcext:value-type="string">
            <text:p>Sí, estuve expuesta a un entorno nuevo durante mi viaje a la India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table:style-name="ce25" table:formula="of:=[.D24]*2" office:value-type="float" office:value="7.71578947368421" calcext:value-type="float">
            <text:p>7,72</text:p>
          </table:table-cell>
        </table:table-row>
        <table:table-row table:style-name="ro4">
          <table:table-cell office:value-type="string" calcext:value-type="string">
            <text:p>Vale, ¿y cuántos meses hace de eso hace, dos mese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hace dos meses que regresé de mi viaje a la India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a veo, ¿y con qué frecuencia tose al dí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so varias veces al día, especialmente por la mañana y por la noch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has probado algo que te haga desaparecer la tos?</text:p>
          </table:table-cell>
          <table:table-cell office:value-type="string" calcext:value-type="string">
            <text:p>No ha mejorado con los antibióticos prescritos (azitromicina)</text:p>
          </table:table-cell>
          <table:table-cell office:value-type="string" calcext:value-type="string">
            <text:p>No ha desaparecido con los antibióticos que me recetaron hace un me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es mejor o peor durante la mañana, en lugar de la noch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Es peor por la mañana y por la noche, especialmente al levantarme y al acostarm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a veo, ¿y en términos de cosas que lo empeoran hay algo que haga en casa o en el trabajo que empeore l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en cuanto a otros síntomas que pueda tener tiene dificultad para respirar goteo nasal dolor en el pech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demás del esputo teñido de dolor alguna vez ha tenido sangre como sangre roja?</text:p>
          </table:table-cell>
          <table:table-cell office:value-type="string" calcext:value-type="string">
            <text:p>Expulso un esputo amarillo verdoso, a veces rosado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 viajaste a la India hace dos solo dos meses, ¿recuerdas en qué tipo de lugar te alojas de la India, era un lugar lleno de gente o estaba sol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había alguien enferma a su alrededor o expuesto a la tuberculosi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, muchas gracias por venir a consultar.</text:p>
          </table:table-cell>
          <table:table-cell office:value-type="string" calcext:value-type="string">
            <text:p>Adiós.</text:p>
          </table:table-cell>
          <table:table-cell office:value-type="string" calcext:value-type="string">
            <text:p>Gracias por su atención, docto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1])" office:value-type="float" office:value="91" calcext:value-type="float">
            <text:p>91</text:p>
          </table:table-cell>
          <table:table-cell table:formula="of:=SUM([.E3:.E21])" office:value-type="float" office:value="67" calcext:value-type="float">
            <text:p>67</text:p>
          </table:table-cell>
          <table:table-cell table:formula="of:=SUM([.F3:.F21])" office:value-type="float" office:value="80" calcext:value-type="float">
            <text:p>80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2]/19" office:value-type="float" office:value="4.78947368421053" calcext:value-type="float">
            <text:p>4,78947368421053</text:p>
          </table:table-cell>
          <table:table-cell table:formula="of:=[.E22]/19" office:value-type="float" office:value="3.52631578947368" calcext:value-type="float">
            <text:p>3,52631578947368</text:p>
          </table:table-cell>
          <table:table-cell table:formula="of:=[.F22]/19" office:value-type="float" office:value="4.21052631578947" calcext:value-type="float">
            <text:p>4,21052631578947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E23]*0.6+[.F23]*0.3+[.D23]*0.1" office:value-type="float" office:value="3.8578947368421" calcext:value-type="float">
            <text:p>3,8578947368421</text:p>
          </table:table-cell>
          <table:table-cell table:number-columns-repeated="5"/>
        </table:table-row>
      </table:table>
      <table:table table:name="Prueba2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4">
          <table:table-cell office:value-type="string" calcext:value-type="string">
            <text:p>Conversación 3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uenos días señor, ¿en qué puedo ayudarte?</text:p>
          </table:table-cell>
          <table:table-cell office:value-type="string" calcext:value-type="string">
            <text:p>Presento cojera y dolor en la pierna derecha</text:p>
          </table:table-cell>
          <table:table-cell office:value-type="string" calcext:value-type="string">
            <text:p>Cuéntame lo que te ocurre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Qué te ocurre?</text:p>
          </table:table-cell>
          <table:table-cell office:value-type="string" calcext:value-type="string">
            <text:p>Presento cojera y dolor en la pierna derecha</text:p>
          </table:table-cell>
          <table:table-cell office:value-type="string" calcext:value-type="string">
            <text:p>Presento cojera y dolor en la pierna derecha, en la parte superior, empeorando en 2 día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 acuerdo, ¿y esto cuando empezó exactamente?</text:p>
          </table:table-cell>
          <table:table-cell office:value-type="string" calcext:value-type="string">
            <text:p>ha empeorado en los últimos 2 día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Cuándo empezó exactamente?</text:p>
          </table:table-cell>
          <table:table-cell office:value-type="string" calcext:value-type="string">
            <text:p>ha empeorado en los últimos 2 días</text:p>
          </table:table-cell>
          <table:table-cell office:value-type="string" calcext:value-type="string">
            <text:p>Hace 2 días empecé a sentir dolor en la pierna derecha, en la parte superior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Tuvo algún trauma en su cadera derecha o lastimar o lastimarse su pierna derecha como una caída o alguna herida?</text:p>
          </table:table-cell>
          <table:table-cell office:value-type="string" calcext:value-type="string">
            <text:p>No he tenido ninguna caída o herid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uy bien, ¿y no ha sido capaz de caminar desde entonces?</text:p>
          </table:table-cell>
          <table:table-cell office:value-type="string" calcext:value-type="string">
            <text:p>Mi padre tiene que llevarme a cuestas debido al dolor</text:p>
          </table:table-cell>
          <table:table-cell office:value-type="string" calcext:value-type="string">
            <text:p>No, mi padre tiene que llevarme a cuestas debido al dolor en la pierna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cómo ha sido su comportamiento últimamente, como su humor y cosas así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, ¿ha tenido fiebre o escalofríos?</text:p>
          </table:table-cell>
          <table:table-cell office:value-type="string" calcext:value-type="string">
            <text:p>He tenido tos, secreción nasal y posiblemente fiebre.</text:p>
          </table:table-cell>
          <table:table-cell office:value-type="string" calcext:value-type="string">
            <text:p>La fiebre ha persistido, pero no ha tenido escalofríos.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Entonces suena como que ella puedo haber tenido un resfriado la semana pasada y como que la secrecion nasal y <text:s/>la tos desaparecieron?</text:p>
          </table:table-cell>
          <table:table-cell office:value-type="string" calcext:value-type="string">
            <text:p>Han desaparecido todos esos síntomas menos la fiebre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Entonces está un poco caliente todavía no?</text:p>
          </table:table-cell>
          <table:table-cell office:value-type="string" calcext:value-type="string">
            <text:p>Ya.</text:p>
          </table:table-cell>
          <table:table-cell office:value-type="string" calcext:value-type="string">
            <text:p>La fiebre persiste, pero no ha tenido escalofríos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 tenido algún dolor de cabeza?</text:p>
          </table:table-cell>
          <table:table-cell office:value-type="string" calcext:value-type="string">
            <text:p>No presento dolor de cabez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4"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¿Algún dolor de garganta o tos?</text:p>
          </table:table-cell>
          <table:table-cell office:value-type="string" calcext:value-type="string">
            <text:p>No presento dolor de cabeza, cambio sensorial, dolor de garganta o tos</text:p>
          </table:table-cell>
          <table:table-cell office:value-type="string" calcext:value-type="string">
            <text:p>No tengo dolor de garganta ni t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table:style-name="ce25" table:formula="of:=[.D24]*2" office:value-type="float" office:value="7.01052631578947" calcext:value-type="float">
            <text:p>7,01</text:p>
          </table:table-cell>
        </table:table-row>
        <table:table-row table:style-name="ro4">
          <table:table-cell office:value-type="string" calcext:value-type="string">
            <text:p>Bien, ¿y alguna dificultad para respirar?</text:p>
          </table:table-cell>
          <table:table-cell office:value-type="string" calcext:value-type="string">
            <text:p>Tampoco dificultad para respirar</text:p>
          </table:table-cell>
          <table:table-cell office:value-type="string" calcext:value-type="string">
            <text:p>No tengo dificultad para respira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ún dolor en el pecho?</text:p>
          </table:table-cell>
          <table:table-cell office:value-type="string" calcext:value-type="string">
            <text:p>Tampoco dificultad para respirar o dolor en el pecho</text:p>
          </table:table-cell>
          <table:table-cell office:value-type="string" calcext:value-type="string">
            <text:p>No tengo dolor en el pech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tenido pérdida de apetito?</text:p>
          </table:table-cell>
          <table:table-cell office:value-type="string" calcext:value-type="string">
            <text:p>No he tenido pérdida de apetito</text:p>
          </table:table-cell>
          <table:table-cell office:value-type="string" calcext:value-type="string">
            <text:p>No tengo pérdida de apetit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 tenido alguna pérdida de peso inesperada?</text:p>
          </table:table-cell>
          <table:table-cell office:value-type="string" calcext:value-type="string">
            <text:p>No ha tenido pérdida de apetito, ni pérdida de peso</text:p>
          </table:table-cell>
          <table:table-cell office:value-type="string" calcext:value-type="string">
            <text:p>No tengo pérdida de peso inesperada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ún sudor nocturno?</text:p>
          </table:table-cell>
          <table:table-cell office:value-type="string" calcext:value-type="string">
            <text:p>Sin sudores nocturnos</text:p>
          </table:table-cell>
          <table:table-cell office:value-type="string" calcext:value-type="string">
            <text:p>No tengo sudores nocturn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una náusea, vómit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No tengo náuseas ni vómitos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 acuerdo, muchas gracias</text:p>
          </table:table-cell>
          <table:table-cell office:value-type="string" calcext:value-type="string">
            <text:p>Adiós.</text:p>
          </table:table-cell>
          <table:table-cell office:value-type="string" calcext:value-type="string">
            <text:p>De nada, ¿cómo puedo ayudarte hoy?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1])" office:value-type="float" office:value="87" calcext:value-type="float">
            <text:p>87</text:p>
          </table:table-cell>
          <table:table-cell table:formula="of:=SUM([.E3:.E21])" office:value-type="float" office:value="60" calcext:value-type="float">
            <text:p>60</text:p>
          </table:table-cell>
          <table:table-cell table:formula="of:=SUM([.F3:.F21])" office:value-type="float" office:value="73" calcext:value-type="float">
            <text:p>73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2]/19" office:value-type="float" office:value="4.57894736842105" calcext:value-type="float">
            <text:p>4,57894736842105</text:p>
          </table:table-cell>
          <table:table-cell table:formula="of:=[.E22]/19" office:value-type="float" office:value="3.15789473684211" calcext:value-type="float">
            <text:p>3,15789473684211</text:p>
          </table:table-cell>
          <table:table-cell table:formula="of:=[.F22]/19" office:value-type="float" office:value="3.84210526315789" calcext:value-type="float">
            <text:p>3,84210526315789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E23]*0.6+[.F23]*0.3+[.D23]*0.1" office:value-type="float" office:value="3.50526315789474" calcext:value-type="float">
            <text:p>3,50526315789474</text:p>
          </table:table-cell>
          <table:table-cell table:number-columns-repeated="5"/>
        </table:table-row>
      </table:table>
      <table:table table:name="Prueba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4">
          <table:table-cell office:value-type="string" calcext:value-type="string">
            <text:p>Conversación 6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Qué te trae por aquí?</text:p>
          </table:table-cell>
          <table:table-cell office:value-type="string" calcext:value-type="string">
            <text:p>Tengo disnea</text:p>
          </table:table-cell>
          <table:table-cell office:value-type="string" calcext:value-type="string">
            <text:p>Tengo disnea que empeora, tos, fiebre, sudores nocturnos y tos con esputo de color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entonces la disnea empezó hace 6 semanas, ¿correcto?</text:p>
          </table:table-cell>
          <table:table-cell office:value-type="string" calcext:value-type="string">
            <text:p>Durante las últimas 6-8 semanas</text:p>
          </table:table-cell>
          <table:table-cell office:value-type="string" calcext:value-type="string">
            <text:p>Sí, la disnea empeoró en las últimas 6-8 semana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 ¿cuando empezó la tos?</text:p>
          </table:table-cell>
          <table:table-cell office:value-type="string" calcext:value-type="string">
            <text:p>Ha estado presente durante las últimas 2 semanas</text:p>
          </table:table-cell>
          <table:table-cell office:value-type="string" calcext:value-type="string">
            <text:p>La tos ha estado presente durante las últimas 2 semana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entonces la fiebre?</text:p>
          </table:table-cell>
          <table:table-cell office:value-type="string" calcext:value-type="string">
            <text:p>Ha estado presente durante las últimas 2 semanas</text:p>
          </table:table-cell>
          <table:table-cell office:value-type="string" calcext:value-type="string">
            <text:p>La fiebre ha estado presente durante las últimas 2 semana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usted con qué frecuencia tiene esta disnea?</text:p>
          </table:table-cell>
          <table:table-cell office:value-type="string" calcext:value-type="string">
            <text:p>Presente la mayor parte del tiempo, con episodios que duran de 10 a 15 minutos cuando empeora</text:p>
          </table:table-cell>
          <table:table-cell office:value-type="string" calcext:value-type="string">
            <text:p>La disnea está presente la mayor parte del tiempo, con episodios de 10-15 minutos cuando empeora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, ¿cuánto dura cuando lo tienes o siempre está ahí?</text:p>
          </table:table-cell>
          <table:table-cell office:value-type="string" calcext:value-type="string">
            <text:p>Con episodios que duran de 10 a 15 minutos cuando empeora</text:p>
          </table:table-cell>
          <table:table-cell office:value-type="string" calcext:value-type="string">
            <text:p>La disnea está presente la mayor parte del tiempo, con episodios de 10-15 minutos cuando empeora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, ¿y si tuviera que describir la calidad de su disnea si se siente como una especie de sensación de quemazón, como si le costara recuperar el aliento o como si respira demasiado rápid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disnea se siente como si me costara recuperar el alient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claro, ¿y hay cosas que lo hacen mejor o peor?</text:p>
          </table:table-cell>
          <table:table-cell office:value-type="string" calcext:value-type="string">
            <text:p>A veces se exacerba con el esfuerzo</text:p>
          </table:table-cell>
          <table:table-cell office:value-type="string" calcext:value-type="string">
            <text:p>La disnea empeora con el esfuerzo durante las últimas 6-8 semana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hubo algún tipo de desencadenante de seis semanas que usted piense que puede haber causado todos sus síntoma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alguien a su alrededor ha estado enfermo?</text:p>
          </table:table-cell>
          <table:table-cell office:value-type="string" calcext:value-type="string">
            <text:p>Algunos de los compañeros de habitación tienen tos y uno tiene dificultad para respirar</text:p>
          </table:table-cell>
          <table:table-cell office:value-type="string" calcext:value-type="string">
            <text:p>Algunos compañeros de habitación tienen tos y uno tiene dificultad para respira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table:style-name="ce14"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Vale de acuerdo.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Cómo te encuentras? ¿Qué te pasa? ¿Por qué has venido? ¿En qué puedo ayudarte?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4" table:formula="of:=[.D26]*2" office:value-type="float" office:value="7.73333333333333" calcext:value-type="float">
            <text:p>7,73333333333333</text:p>
          </table:table-cell>
        </table:table-row>
        <table:table-row table:style-name="ro4">
          <table:table-cell office:value-type="string" calcext:value-type="string">
            <text:p>¿Entonces ellos también tienen síntomas similares a los tuyos?</text:p>
          </table:table-cell>
          <table:table-cell office:value-type="string" calcext:value-type="string">
            <text:p>Algunos de los compañeros de habitación tienen tos y uno tiene dificultad para respirar</text:p>
          </table:table-cell>
          <table:table-cell office:value-type="string" calcext:value-type="string">
            <text:p>Sí, algunos tienen tos y uno tiene dificultad para respirar, como yo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has viajado a algún sitio recientement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, ¿si tuvieras que calificar su disnea del 1 al 10 siendo 10 la peor, como de grave es tu disne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Mi disnea sería un 8 en una escala del 1 al 10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, ¿y has experimentado esto ante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he tenido disnea antes, pero esta vez es peor y más persistent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Sientes que está empeorando, mejorando, ha cambiado desde que empezó a tener estos síntomas?</text:p>
          </table:table-cell>
          <table:table-cell office:value-type="string" calcext:value-type="string">
            <text:p>Empeora.</text:p>
          </table:table-cell>
          <table:table-cell office:value-type="string" calcext:value-type="string">
            <text:p>Siento que está empeorando desde que comenzaron los síntomas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ha tenido algún cambio en su olor recientement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o como goteo, congestión nasal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, ¿y qué tal dolor de gargant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s y fiebre, a veces toso esputo de color rosado, marrón o verd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Pero ha tenido dolor de gargant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s y fiebre, a veces toso esputo de color rosado, marrón o verd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de acuerdo muchas gracias por hablar conmigo, nos vemos.</text:p>
          </table:table-cell>
          <table:table-cell table:number-columns-repeated="2" office:value-type="string" calcext:value-type="string">
            <text:p>Adiós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3])" office:value-type="float" office:value="104" calcext:value-type="float">
            <text:p>104</text:p>
          </table:table-cell>
          <table:table-cell table:formula="of:=SUM([.E3:.E23])" office:value-type="float" office:value="72" calcext:value-type="float">
            <text:p>72</text:p>
          </table:table-cell>
          <table:table-cell table:formula="of:=SUM([.F3:.F23])" office:value-type="float" office:value="92" calcext:value-type="float">
            <text:p>92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4]/21" office:value-type="float" office:value="4.95238095238095" calcext:value-type="float">
            <text:p>4,95238095238095</text:p>
          </table:table-cell>
          <table:table-cell table:formula="of:=[.E24]/21" office:value-type="float" office:value="3.42857142857143" calcext:value-type="float">
            <text:p>3,42857142857143</text:p>
          </table:table-cell>
          <table:table-cell table:formula="of:=[.F24]/21" office:value-type="float" office:value="4.38095238095238" calcext:value-type="float">
            <text:p>4,38095238095238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E25]*0.6+[.F25]*0.3+[.D25]*0.1" office:value-type="float" office:value="3.86666666666667" calcext:value-type="float">
            <text:p>3,86666666666667</text:p>
          </table:table-cell>
          <table:table-cell table:number-columns-repeated="5"/>
        </table:table-row>
      </table:table>
      <table:table table:name="Prueba4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5" table:default-cell-style-name="Default"/>
        <table:table-column table:style-name="co11" table:default-cell-style-name="Default"/>
        <table:table-row table:style-name="ro4">
          <table:table-cell office:value-type="string" calcext:value-type="string">
            <text:p>Conversación 10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uenos días chico, ¿en qué puedo ayudarte?</text:p>
          </table:table-cell>
          <table:table-cell office:value-type="string" calcext:value-type="string">
            <text:p>Dolor agudo en el tobillo.</text:p>
          </table:table-cell>
          <table:table-cell office:value-type="string" calcext:value-type="string">
            <text:p>Tengo dolor agudo en el tobillo derecho, hinchazón y hematoma después de una caída jugando rugby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 acuerdo, ¿tuviste algún traumatismo en el tobillo ,en la pierna o sufriste una caída o algún tipo de lesión?</text:p>
          </table:table-cell>
          <table:table-cell office:value-type="string" calcext:value-type="string">
            <text:p>comenzó tras una caída jugando a rugby</text:p>
          </table:table-cell>
          <table:table-cell office:value-type="string" calcext:value-type="string">
            <text:p>Sí, caí sobre mi tobillo derecho jugando rugby, girando el pie hacia dentr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a veo, ¿y tu pie giro hacia dentro cuando te caíste?</text:p>
          </table:table-cell>
          <table:table-cell office:value-type="string" calcext:value-type="string">
            <text:p>estaba girado hacia dentro</text:p>
          </table:table-cell>
          <table:table-cell office:value-type="string" calcext:value-type="string">
            <text:p>Sí, mi pie giró hacia dentro cuando caí jugando rugby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 y ¿sentiste dolor inmediatamente después del incident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sentí dolor agudo en el tobillo derecho inmediatamente después de la caída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Fuiste capaz de caminar fuera del campo o necesitaste que te cargaran o pudiste caminar en algún momento después?</text:p>
          </table:table-cell>
          <table:table-cell office:value-type="string" calcext:value-type="string">
            <text:p>Pude caminar pero es doloroso</text:p>
          </table:table-cell>
          <table:table-cell office:value-type="string" calcext:value-type="string">
            <text:p>Pude caminar cojeando fuera del campo después de la caída jugando rugby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En qué puedo ayudarte hoy con respecto a tu tobillo lesionado jugando rugby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Entonces dónde se localiza específicamente el dolor en tu pie o tobillo?</text:p>
          </table:table-cell>
          <table:table-cell office:value-type="string" calcext:value-type="string">
            <text:p>en la zona del maléolo lateral</text:p>
          </table:table-cell>
          <table:table-cell office:value-type="string" calcext:value-type="string">
            <text:p>El dolor se localiza en la zona del maléolo lateral, justo encima del lateral del pie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14"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Bien y ¿cómo describirías el dolor en términos de su carácter o calidad como ardor agudo punzante?</text:p>
          </table:table-cell>
          <table:table-cell office:value-type="string" calcext:value-type="string">
            <text:p>Dolor agudo.</text:p>
          </table:table-cell>
          <table:table-cell office:value-type="string" calcext:value-type="string">
            <text:p>El dolor se describe como intenso, con una puntuación de 7-8 sobre 10 en severidad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5" table:formula="of:=[.D24]*2" office:value-type="float" office:value="6.95789473684211" calcext:value-type="float">
            <text:p>6,96</text:p>
          </table:table-cell>
        </table:table-row>
        <table:table-row table:style-name="ro4">
          <table:table-cell office:value-type="string" calcext:value-type="string">
            <text:p>¿Y sientes que el dolor se irradia a alguna otra parte?</text:p>
          </table:table-cell>
          <table:table-cell office:value-type="string" calcext:value-type="string">
            <text:p>No se irradia más allá de la zona del tobillo</text:p>
          </table:table-cell>
          <table:table-cell office:value-type="string" calcext:value-type="string">
            <text:p>No se irradia a ninguna otra parte, se localiza solo en la zona del tobillo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, y ¿has probado algo para aliviar el dolor?</text:p>
          </table:table-cell>
          <table:table-cell office:value-type="string" calcext:value-type="string">
            <text:p>Ha probado tanto hielo como ibuprofeno</text:p>
          </table:table-cell>
          <table:table-cell office:value-type="string" calcext:value-type="string">
            <text:p>He probado hielo e ibuprofeno, pero no ayudan permanentemente a aliviar el dolo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ha habido algo que lo haya empeorado?</text:p>
          </table:table-cell>
          <table:table-cell office:value-type="string" calcext:value-type="string">
            <text:p>Soportar cualquier peso sobre el tobillo le resulta doloroso</text:p>
          </table:table-cell>
          <table:table-cell office:value-type="string" calcext:value-type="string">
            <text:p>La caída jugando rugby empeoró el dolor en el tobillo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cuál dirías que es la severidad del dolor en una escala de una 10 el peor dolor que ha sentido?</text:p>
          </table:table-cell>
          <table:table-cell office:value-type="string" calcext:value-type="string">
            <text:p>se califica de 7-8 sobre 10 en severidad</text:p>
          </table:table-cell>
          <table:table-cell office:value-type="string" calcext:value-type="string">
            <text:p>El dolor en mi tobillo se califica de 7-8 sobre 10 en severidad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, y ¿has tenido antes un dolor como este en el tobillo o te has lesionado el pie antes?</text:p>
          </table:table-cell>
          <table:table-cell office:value-type="string" calcext:value-type="string">
            <text:p>no tengo dolor ni lesiones previas en el tobillo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tenido algún dolor de cabeza?</text:p>
          </table:table-cell>
          <table:table-cell office:value-type="string" calcext:value-type="string">
            <text:p>Sin dolor de cabez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tenido fiebre o escalofríos?</text:p>
          </table:table-cell>
          <table:table-cell office:value-type="string" calcext:value-type="string">
            <text:p>Sin dolor de cabeza, fiebre o escalofrío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tenido alguna pérdida de peso inesperada?</text:p>
          </table:table-cell>
          <table:table-cell office:value-type="string" calcext:value-type="string">
            <text:p>No ha habido pérdidas de peso inesperada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s tenido algún cambio sensorial, como cambios en tu visión audición o incluso en tu sentido del olfato o del gusto?</text:p>
          </table:table-cell>
          <table:table-cell office:value-type="string" calcext:value-type="string">
            <text:p>Tampoco hay cambios sensoriale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tenido algún síntoma neurológico como entumecimiento o hormigueo?</text:p>
          </table:table-cell>
          <table:table-cell office:value-type="string" calcext:value-type="string">
            <text:p>Tampoco hay cambios sensoriales ni síntomas neurológicos como entumecimiento u hormigueo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, muchas gracias por venir, adiós</text:p>
          </table:table-cell>
          <table:table-cell table:number-columns-repeated="2" office:value-type="string" calcext:value-type="string">
            <text:p>Adió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1])" office:value-type="float" office:value="88" calcext:value-type="float">
            <text:p>88</text:p>
          </table:table-cell>
          <table:table-cell table:formula="of:=SUM([.E3:.E21])" office:value-type="float" office:value="56" calcext:value-type="float">
            <text:p>56</text:p>
          </table:table-cell>
          <table:table-cell table:formula="of:=SUM([.F3:.F21])" office:value-type="float" office:value="79" calcext:value-type="float">
            <text:p>79</text:p>
          </table:table-cell>
          <table:table-cell table:number-columns-repeated="3"/>
        </table:table-row>
        <table:table-row table:style-name="ro4">
          <table:table-cell table:style-name="ce19"/>
          <table:table-cell table:number-columns-repeated="2"/>
          <table:table-cell table:formula="of:=[.D22]/19" office:value-type="float" office:value="4.63157894736842" calcext:value-type="float">
            <text:p>4,63157894736842</text:p>
          </table:table-cell>
          <table:table-cell table:formula="of:=[.E22]/19" office:value-type="float" office:value="2.94736842105263" calcext:value-type="float">
            <text:p>2,94736842105263</text:p>
          </table:table-cell>
          <table:table-cell table:formula="of:=[.F22]/19" office:value-type="float" office:value="4.15789473684211" calcext:value-type="float">
            <text:p>4,15789473684211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E23]*0.6+[.F23]*0.3+[.D23]*0.1" office:value-type="float" office:value="3.47894736842105" calcext:value-type="float">
            <text:p>3,47894736842105</text:p>
          </table:table-cell>
          <table:table-cell table:number-columns-repeated="5"/>
        </table:table-row>
      </table:table>
      <table:table table:name="Prueba5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5" table:default-cell-style-name="Default"/>
        <table:table-column table:style-name="co11" table:default-cell-style-name="Default"/>
        <table:table-row table:style-name="ro4">
          <table:table-cell office:value-type="string" calcext:value-type="string">
            <text:p>Conversación 13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Te importaría empezar a contarme que te trajo por aquí?</text:p>
          </table:table-cell>
          <table:table-cell office:value-type="string" calcext:value-type="string">
            <text:p>Toso</text:p>
          </table:table-cell>
          <table:table-cell office:value-type="string" calcext:value-type="string">
            <text:p>Toso desde hace dos días, tengo la nariz tapada, dolor de garganta y conjuntivitis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así que ¿la tos empezó hace cinco días?</text:p>
          </table:table-cell>
          <table:table-cell office:value-type="string" calcext:value-type="string">
            <text:p>Hace 2 días.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la tos es como de ladrido o de sonido áspero?</text:p>
          </table:table-cell>
          <table:table-cell office:value-type="string" calcext:value-type="string">
            <text:p>Áspero.</text:p>
          </table:table-cell>
          <table:table-cell office:value-type="string" calcext:value-type="string">
            <text:p>Sí, el sonido de la tos es ásper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y algo que haya cambiado hace dos días que pueda haber desencadenado a l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 ¿ha estado sacando algún esputo con l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 notado alguna sangr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la tos es peor en algún momento particular del día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 habido alguna respiración sibilant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4"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¿Has notado los ojos rojo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paciente tiene conjuntivitis con picor en los ojos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25" table:formula="of:=[.D23]*2" office:value-type="float" office:value="6.17777777777778" calcext:value-type="float">
            <text:p>6,18</text:p>
          </table:table-cell>
        </table:table-row>
        <table:table-row table:style-name="ro4">
          <table:table-cell office:value-type="string" calcext:value-type="string">
            <text:p>Vale y ¿has tenido alguna secreción de los ojos?</text:p>
          </table:table-cell>
          <table:table-cell office:value-type="string" calcext:value-type="string">
            <text:p>Conjuntivitis con picor</text:p>
          </table:table-cell>
          <table:table-cell office:value-type="string" calcext:value-type="string">
            <text:p>La paciente tiene secreción en los ojos debido a la conjuntivitis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entonces nada de eso ningún lagrimeo o algo así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paciente no ha mencionado tener lagrimeo en los ojos por la conjuntivitis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Se ha quejado de algún cambio en la visión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ún picor en los ojos?</text:p>
          </table:table-cell>
          <table:table-cell office:value-type="string" calcext:value-type="string">
            <text:p>Conjuntivitis con picor.</text:p>
          </table:table-cell>
          <table:table-cell office:value-type="string" calcext:value-type="string">
            <text:p>La paciente tiene picor en los ojos debido a la conjuntivitis, pero no ha mencionado pico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notado alguna mucosidad saliend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paciente tiene la nariz tapada, pero no ha mencionado mucosidad saliendo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Buenos días, ¿cómo te encuentras hoy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mencionado algo sobre perder el olfat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, ¿has mencionado algo sobre estar congestionada?</text:p>
          </table:table-cell>
          <table:table-cell office:value-type="string" calcext:value-type="string">
            <text:p>Tengo la nariz tapada</text:p>
          </table:table-cell>
          <table:table-cell office:value-type="string" calcext:value-type="string">
            <text:p>La paciente tiene la nariz tapada, pero no ha mencionado mucosidad saliendo.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muchas gracias por venir, hasta luego</text:p>
          </table:table-cell>
          <table:table-cell table:number-columns-repeated="2" office:value-type="string" calcext:value-type="string">
            <text:p>Adiós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0])" office:value-type="float" office:value="64" calcext:value-type="float">
            <text:p>64</text:p>
          </table:table-cell>
          <table:table-cell table:formula="of:=SUM([.E3:.E20])" office:value-type="float" office:value="59" calcext:value-type="float">
            <text:p>59</text:p>
          </table:table-cell>
          <table:table-cell table:formula="of:=SUM([.F3:.F20])" office:value-type="float" office:value="46" calcext:value-type="float">
            <text:p>46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1]/18" office:value-type="float" office:value="3.55555555555556" calcext:value-type="float">
            <text:p>3,55555555555556</text:p>
          </table:table-cell>
          <table:table-cell table:formula="of:=[.E21]/18" office:value-type="float" office:value="3.27777777777778" calcext:value-type="float">
            <text:p>3,27777777777778</text:p>
          </table:table-cell>
          <table:table-cell table:formula="of:=[.F21]/18" office:value-type="float" office:value="2.55555555555556" calcext:value-type="float">
            <text:p>2,55555555555556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E22]*0.6+[.F22]*0.3+[.D22]*0.1" office:value-type="float" office:value="3.08888888888889" calcext:value-type="float">
            <text:p>3,08888888888889</text:p>
          </table:table-cell>
          <table:table-cell table:number-columns-repeated="5"/>
        </table:table-row>
      </table:table>
      <table:table table:name="Prueba6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column table:style-name="co11" table:default-cell-style-name="Default"/>
        <table:table-row table:style-name="ro4">
          <table:table-cell office:value-type="string" calcext:value-type="string">
            <text:p>Conversación 15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Qué te trae por aquí?</text:p>
          </table:table-cell>
          <table:table-cell office:value-type="string" calcext:value-type="string">
            <text:p>Presento una tos</text:p>
          </table:table-cell>
          <table:table-cell office:value-type="string" calcext:value-type="string">
            <text:p>Tengo una tos que ha empeorado en los últimos tres días, dificultad para respirar y esputo verde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 acuerdo, entonces empecemos con la tos, ¿cuando empezó?</text:p>
          </table:table-cell>
          <table:table-cell office:value-type="string" calcext:value-type="string">
            <text:p>Los últimos tres días</text:p>
          </table:table-cell>
          <table:table-cell office:value-type="string" calcext:value-type="string">
            <text:p>Hace tres días empecé a notar que mi tos empeoraba y tenía dificultad para respira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entonces durante los últimos tres días, ok.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Sí, durante los últimos tres días mis síntomas han empeorad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y algún desencadenante para su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rdón, ¿qué causó esta tos inicialmente hace tres años, lo sabe usted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tos crónica se debe a bronquitis crónica diagnosticada anteriormente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Con qué frecuencia tosía antes de que empeorara recientemente?</text:p>
          </table:table-cell>
          <table:table-cell office:value-type="string" calcext:value-type="string">
            <text:p>Principalmente por las mañanas</text:p>
          </table:table-cell>
          <table:table-cell office:value-type="string" calcext:value-type="string">
            <text:p>Principalmente por las mañanas, con producción de esputo claro o blanco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hay algo que haga que tus dos mejore tomas algún jarabe para la tos de venta libr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Mi tos crónica se trata con un inhalador broncodilatador de acción corta y Spiriva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vale, ¿y si tuviera que hablar de la calidad de su tos, es como un ladrido, suena áspera o cómo suen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uena áspera y fuerte, con dificultad para respirar y producción de esputo verde.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4"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De acuerdo, y usted mencionó que está produciendo muchos esputos con su tos, ¿de qué color es ese esputo?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El esputo que produzco es de color verd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table:style-name="ce25" table:formula="of:=[.D22]*2" office:value-type="float" office:value="7.09411764705882" calcext:value-type="float">
            <text:p>7,09</text:p>
          </table:table-cell>
        </table:table-row>
        <table:table-row table:style-name="ro4">
          <table:table-cell office:value-type="string" calcext:value-type="string">
            <text:p>Verde, vale, y ¿hay sangr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No hay sangre en el esputo, solo es de color verde.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 hay sangre de acuerdo, y usted mencionó que nunca ha producido esputo con la tos especialmente esputo verde los últimos tres años, ¿verdad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Así es, nunca he producido esputo verde con la tos en los últimos tres años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ha tenido alguna silibancia asociada con est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y ha mencionado que le faltaba el aire le faltaba el aire antes de la tos o ,¿empezó cuando la tos empeoró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Empecé a tener dificultad para respirar cuando la tos empeoró en los últimos tres días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y si tuvieras que valorar la gravedad de sus síntomas de cómo se siente del 1 al 10, siendo 10 lo peor, ¿dónde se situaría?</text:p>
          </table:table-cell>
          <table:table-cell office:value-type="string" calcext:value-type="string">
            <text:p>Valoro la gravedad de los síntomas con un 8 sobre 10</text:p>
          </table:table-cell>
          <table:table-cell office:value-type="string" calcext:value-type="string">
            <text:p>Mis síntomas se sitúan en un 8 sobre 10 en cuanto a gravedad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y ¿alguna vez has experimentado algo de esta gravedad en el pasad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he experimentado síntomas similares en el pasado debido a mi EPOC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Tienes algún dolor en el pech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tengo dolor en el pecho debido a la tos y dificultad para respirar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, muchas gracias por venir.</text:p>
          </table:table-cell>
          <table:table-cell office:value-type="string" calcext:value-type="string">
            <text:p>A ti, adiós.</text:p>
          </table:table-cell>
          <table:table-cell office:value-type="string" calcext:value-type="string">
            <text:p>Gracias por su atención, doctor. Mi tos ha empeorado y tengo dificultad para respirar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19])" office:value-type="float" office:value="81" calcext:value-type="float">
            <text:p>81</text:p>
          </table:table-cell>
          <table:table-cell table:formula="of:=SUM([.E3:.E19])" office:value-type="float" office:value="50" calcext:value-type="float">
            <text:p>50</text:p>
          </table:table-cell>
          <table:table-cell table:formula="of:=SUM([.F3:.F19])" office:value-type="float" office:value="74" calcext:value-type="float">
            <text:p>74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0]/17" office:value-type="float" office:value="4.76470588235294" calcext:value-type="float">
            <text:p>4,76470588235294</text:p>
          </table:table-cell>
          <table:table-cell table:formula="of:=[.E20]/17" office:value-type="float" office:value="2.94117647058824" calcext:value-type="float">
            <text:p>2,94117647058824</text:p>
          </table:table-cell>
          <table:table-cell table:formula="of:=[.F20]/17" office:value-type="float" office:value="4.35294117647059" calcext:value-type="float">
            <text:p>4,35294117647059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E21]*0.6+[.F21]*0.3+[.D21]*0.1" office:value-type="float" office:value="3.54705882352941" calcext:value-type="float">
            <text:p>3,54705882352941</text:p>
          </table:table-cell>
          <table:table-cell table:number-columns-repeated="5"/>
        </table:table-row>
      </table:table>
      <table:table table:name="Prueba7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4">
          <table:table-cell office:value-type="string" calcext:value-type="string">
            <text:p>Conversación 17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Qué te trae por aquí hoy?</text:p>
          </table:table-cell>
          <table:table-cell office:value-type="string" calcext:value-type="string">
            <text:p>Tengo un dolor punzante en el lado derecho del vientre</text:p>
          </table:table-cell>
          <table:table-cell office:value-type="string" calcext:value-type="string">
            <text:p>¿Qué tal estás? ¿Cómo te encuentras? ¿Qué te pasa? ¿Por qué has venido? Cuéntame lo que te ocurre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Qué te ocurre?</text:p>
          </table:table-cell>
          <table:table-cell office:value-type="string" calcext:value-type="string">
            <text:p>Tengo un dolor punzante en el lado derecho del vientre</text:p>
          </table:table-cell>
          <table:table-cell office:value-type="string" calcext:value-type="string">
            <text:p>Tengo un dolor punzante en el lado derecho del vientre, náuseas, fatiga y no mejoro con Tylenol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Exactamente en qué parte de su vientre tiene este dolor?</text:p>
          </table:table-cell>
          <table:table-cell office:value-type="string" calcext:value-type="string">
            <text:p>En el lado derecho</text:p>
          </table:table-cell>
          <table:table-cell office:value-type="string" calcext:value-type="string">
            <text:p>En el lado derecho del vientr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l lado derecho vale, ¿y puede describir qué tipo de dolores es un dolor sordo o agudo un dolor punzante?</text:p>
          </table:table-cell>
          <table:table-cell office:value-type="string" calcext:value-type="string">
            <text:p>Un dolor punzante</text:p>
          </table:table-cell>
          <table:table-cell office:value-type="string" calcext:value-type="string">
            <text:p>Es un dolor punzante en el lado derecho del vientre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está en la zona derecha y se desplaza algún otro sitio aparte del lado derecho?</text:p>
          </table:table-cell>
          <table:table-cell office:value-type="string" calcext:value-type="string">
            <text:p>El dolor no se irradi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 en una escala del 1 al 10 siendo uno el menor dolor que sintió en su vida y diez el peor, ¿en cuanto lo calificaría en este momento?</text:p>
          </table:table-cell>
          <table:table-cell office:value-type="string" calcext:value-type="string">
            <text:p>Lo califico de 8 sobre 10</text:p>
          </table:table-cell>
          <table:table-cell office:value-type="string" calcext:value-type="string">
            <text:p>Lo calificaría como un 8 en este moment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n 8 vale, ¿y para aclararlo cuándo empezó?</text:p>
          </table:table-cell>
          <table:table-cell office:value-type="string" calcext:value-type="string">
            <text:p>Comenzó hace 8 horas</text:p>
          </table:table-cell>
          <table:table-cell office:value-type="string" calcext:value-type="string">
            <text:p>Comenzó hace 8 horas justo antes de ir a dormi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ace 8 horas vale, ¿y estaba haciendo algo antes como ha comido? ¿estaba durmiendo antes de que le despertara? ¿qué estaba pasando antes de que tuviera el dolor?</text:p>
          </table:table-cell>
          <table:table-cell office:value-type="string" calcext:value-type="string">
            <text:p>Justo antes de ir a dormir</text:p>
          </table:table-cell>
          <table:table-cell office:value-type="string" calcext:value-type="string">
            <text:p>Estaba a punto de ir a dormir cuando comenzó el dolor punzante en el lado derech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ha ido empeorando desde que empezó?</text:p>
          </table:table-cell>
          <table:table-cell office:value-type="string" calcext:value-type="string">
            <text:p>Ha sido constante durante las últimas seis horas</text:p>
          </table:table-cell>
          <table:table-cell office:value-type="string" calcext:value-type="string">
            <text:p>Sí, el dolor ha sido constante durante las últimas seis hora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K y ¿ha tenido algún dolor similar en el pasado?</text:p>
          </table:table-cell>
          <table:table-cell office:value-type="string" calcext:value-type="string">
            <text:p>Tengo un dolor similar que aparece y desaparece después de comer alimentos grasos</text:p>
          </table:table-cell>
          <table:table-cell office:value-type="string" calcext:value-type="string">
            <text:p>Sí, he tenido un dolor similar que aparece y desaparece después de comer alimentos gras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table:style-name="ce14"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Vale, ¿y hay algo que lo empeore o mejore o algo que haya probado?</text:p>
          </table:table-cell>
          <table:table-cell office:value-type="string" calcext:value-type="string">
            <text:p>Tomé Tylenol pero no fue de ayud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4" table:formula="of:=[.D25]*2" office:value-type="float" office:value="8.1" calcext:value-type="float">
            <text:p>8,1</text:p>
          </table:table-cell>
        </table:table-row>
        <table:table-row table:style-name="ro4">
          <table:table-cell office:value-type="string" calcext:value-type="string">
            <text:p>¿Ha probado alguna medicación?</text:p>
          </table:table-cell>
          <table:table-cell office:value-type="string" calcext:value-type="string">
            <text:p>Tomé Tylenol pero no fue de ayuda</text:p>
          </table:table-cell>
          <table:table-cell office:value-type="string" calcext:value-type="string">
            <text:p>Tomé Tylenol, pero no fue de ayuda para el dolor punzante en el vientre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además del dolor que usted tiene tiene usted alguna náusea y vómito?</text:p>
          </table:table-cell>
          <table:table-cell office:value-type="string" calcext:value-type="string">
            <text:p>Otros síntomas son náuseas y fatiga</text:p>
          </table:table-cell>
          <table:table-cell office:value-type="string" calcext:value-type="string">
            <text:p>Sí, tengo náuseas, pero no tengo vómitos, fiebre ni escalofrío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, ¿y ha tenido fiebre?</text:p>
          </table:table-cell>
          <table:table-cell office:value-type="string" calcext:value-type="string">
            <text:p>No tengo vómitos, fiebre o escalofríos</text:p>
          </table:table-cell>
          <table:table-cell office:value-type="string" calcext:value-type="string">
            <text:p>No tengo fiebre, solo dolor punzante en el lado derecho del vientre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ún sudor o escalofríos?</text:p>
          </table:table-cell>
          <table:table-cell office:value-type="string" calcext:value-type="string">
            <text:p>No tengo vómitos, fiebre o escalofríos</text:p>
          </table:table-cell>
          <table:table-cell office:value-type="string" calcext:value-type="string">
            <text:p>No tengo sudor ni escalofríos, solo náuseas y dolor punzante en el vientre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ún cambio en sus movimientos intestinales como estreñimiento, diarrea?</text:p>
          </table:table-cell>
          <table:table-cell office:value-type="string" calcext:value-type="string">
            <text:p>No he tenido cambios en los movimientos intestinales</text:p>
          </table:table-cell>
          <table:table-cell office:value-type="string" calcext:value-type="string">
            <text:p>No ha habido cambios en mis movimientos intestinales, solo dolor punzante en el vientre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ha viajado a algún lugar recientemente?</text:p>
          </table:table-cell>
          <table:table-cell office:value-type="string" calcext:value-type="string">
            <text:p>No he viajado ni he tenido infecciones recientemente</text:p>
          </table:table-cell>
          <table:table-cell office:value-type="string" calcext:value-type="string">
            <text:p>No he viajado recientemente, solo tengo dolor punzante en el lado derecho del vientre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Se ha sentido muy cansado o como siempre fatigado?</text:p>
          </table:table-cell>
          <table:table-cell office:value-type="string" calcext:value-type="string">
            <text:p>Fatiga</text:p>
          </table:table-cell>
          <table:table-cell office:value-type="string" calcext:value-type="string">
            <text:p>Me siento fatigado, además del dolor punzante en el lado derecho del vientre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tenido algún cambio en tus patrones urinarios?</text:p>
          </table:table-cell>
          <table:table-cell office:value-type="string" calcext:value-type="string">
            <text:p>No he tenido cambios en los movimientos intestinales ni en los patrones urinarios</text:p>
          </table:table-cell>
          <table:table-cell office:value-type="string" calcext:value-type="string">
            <text:p>No ha habido cambios en mis patrones urinarios, solo dolor punzante en el vientre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 muchas gracias por venir hasta luego</text:p>
          </table:table-cell>
          <table:table-cell/>
          <table:table-cell office:value-type="string" calcext:value-type="string">
            <text:p>Adiós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2])" office:value-type="float" office:value="99" calcext:value-type="float">
            <text:p>99</text:p>
          </table:table-cell>
          <table:table-cell table:formula="of:=SUM([.E3:.E22])" office:value-type="float" office:value="79" calcext:value-type="float">
            <text:p>79</text:p>
          </table:table-cell>
          <table:table-cell table:formula="of:=SUM([.F3:.F22])" office:value-type="float" office:value="79" calcext:value-type="float">
            <text:p>79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3]/20" office:value-type="float" office:value="4.95" calcext:value-type="float">
            <text:p>4,95</text:p>
          </table:table-cell>
          <table:table-cell table:formula="of:=[.E23]/20" office:value-type="float" office:value="3.95" calcext:value-type="float">
            <text:p>3,95</text:p>
          </table:table-cell>
          <table:table-cell table:formula="of:=[.F23]/20" office:value-type="float" office:value="3.95" calcext:value-type="float">
            <text:p>3,9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E24]*0.6+[.F24]*0.3+[.D24]*0.1" office:value-type="float" office:value="4.05" calcext:value-type="float">
            <text:p>4,05</text:p>
          </table:table-cell>
          <table:table-cell table:number-columns-repeated="5"/>
        </table:table-row>
      </table:table>
      <table:table table:name="Prueba8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" table:number-columns-repeated="6" table:default-cell-style-name="Default"/>
        <table:table-row table:style-name="ro4">
          <table:table-cell office:value-type="string" calcext:value-type="string">
            <text:p>Conversación 18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uenos días, ¿quieres contarme que te ha traído hoy aquí?</text:p>
          </table:table-cell>
          <table:table-cell office:value-type="string" calcext:value-type="string">
            <text:p>Tengo pérdida del sentido del olfato y del gusto, además de tos</text:p>
          </table:table-cell>
          <table:table-cell office:value-type="string" calcext:value-type="string">
            <text:p>Hola, he perdido el sentido del olfato y del gusto, además de tener tos seca lev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esto ha sido por un par de días?</text:p>
          </table:table-cell>
          <table:table-cell office:value-type="string" calcext:value-type="string">
            <text:p>Están presentes de manera constante desde hace 2 días</text:p>
          </table:table-cell>
          <table:table-cell office:value-type="string" calcext:value-type="string">
            <text:p>Sí, los síntomas llevan presentes dos días de manera constant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bías tenido algo así antes?</text:p>
          </table:table-cell>
          <table:table-cell office:value-type="string" calcext:value-type="string">
            <text:p>No he vivido nada parecido ante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uando dices que sientes que has perdido el sentido del gusto y del olfato, ¿se ha ido totalmente o solo un poco?</text:p>
          </table:table-cell>
          <table:table-cell office:value-type="string" calcext:value-type="string">
            <text:p>Mantengo la capacidad de oler olores muy fuertes y saborear alimentos muy salados</text:p>
          </table:table-cell>
          <table:table-cell office:value-type="string" calcext:value-type="string">
            <text:p>Solo puedo oler olores muy fuertes y saborear alimentos muy salad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Eso ha sido bastante constante a lo largo de los últimos dos días o es intermitente?</text:p>
          </table:table-cell>
          <table:table-cell office:value-type="string" calcext:value-type="string">
            <text:p>Están presentes de manera constante</text:p>
          </table:table-cell>
          <table:table-cell office:value-type="string" calcext:value-type="string">
            <text:p>Los síntomas han estado presentes de manera constante durante los últimos dos días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esta tos seca empezó al mismo tiempo?</text:p>
          </table:table-cell>
          <table:table-cell office:value-type="string" calcext:value-type="string">
            <text:p>Están presentes de manera constante desde hace 2 días</text:p>
          </table:table-cell>
          <table:table-cell office:value-type="string" calcext:value-type="string">
            <text:p>Sí, la tos seca leve también comenzó al mismo tiempo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as dicho tos leve y mi siguiente pregunta es ¿sientes que es una tos seca o está o estás produciendo algún esputo algo de sangre o no expulsas nada?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Es una tos seca, no produzco esputo ni sangre al toser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 empeorado en los últimos día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hecho algo para intentar mejorarla has tomado algún medicamento sin recet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No he tomado ningún medicamento sin receta para mejorar la tos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4"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¿Has tenido además de estos síntomas fiebre?</text:p>
          </table:table-cell>
          <table:table-cell office:value-type="string" calcext:value-type="string">
            <text:p>Nada de fiebre</text:p>
          </table:table-cell>
          <table:table-cell office:value-type="string" calcext:value-type="string">
            <text:p>No tengo fiebre ni otros síntomas además de la pérdida del olfato y gust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4" table:formula="of:=[.D26]*2" office:value-type="float" office:value="8.60952380952381" calcext:value-type="float">
            <text:p>8,60952380952381</text:p>
          </table:table-cell>
        </table:table-row>
        <table:table-row table:style-name="ro4">
          <table:table-cell office:value-type="string" calcext:value-type="string">
            <text:p>¿Has tenido alguna dificultad para respirar?</text:p>
          </table:table-cell>
          <table:table-cell office:value-type="string" calcext:value-type="string">
            <text:p>No hay dificultad para respirar</text:p>
          </table:table-cell>
          <table:table-cell office:value-type="string" calcext:value-type="string">
            <text:p>No tengo dificultad para respirar, solo pérdida del olfato y gust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algún dolor de cabeza?</text:p>
          </table:table-cell>
          <table:table-cell office:value-type="string" calcext:value-type="string">
            <text:p>No tengo dolor de cabeza</text:p>
          </table:table-cell>
          <table:table-cell office:value-type="string" calcext:value-type="string">
            <text:p>No tengo dolor de cabeza, solo pérdida del sentido del olfato y gust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 por ejemplo, ¿dolor de garganta has tenido?</text:p>
          </table:table-cell>
          <table:table-cell office:value-type="string" calcext:value-type="string">
            <text:p>No tengo dolor de garganta</text:p>
          </table:table-cell>
          <table:table-cell office:value-type="string" calcext:value-type="string">
            <text:p>No tengo dolor de garganta, solo pérdida del sentido del olfato y gust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ún escalofrío, sudores nocturnos?</text:p>
          </table:table-cell>
          <table:table-cell office:value-type="string" calcext:value-type="string">
            <text:p>Sin escalofríos ni sudores nocturnos</text:p>
          </table:table-cell>
          <table:table-cell office:value-type="string" calcext:value-type="string">
            <text:p>No tengo escalofríos ni sudores nocturnos, solo pérdida del olfato y gust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sentido algún dolor muscular o debilidad general?</text:p>
          </table:table-cell>
          <table:table-cell office:value-type="string" calcext:value-type="string">
            <text:p>Nada de dolor muscular o debilidad</text:p>
          </table:table-cell>
          <table:table-cell office:value-type="string" calcext:value-type="string">
            <text:p>No tengo dolor muscular ni debilidad, solo pérdida del sentido del olfato y gust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k, entonces en general parece que estás bastante bien aparte de esta pérdida del gusto y el olfato y la tos seca.</text:p>
          </table:table-cell>
          <table:table-cell office:value-type="string" calcext:value-type="string">
            <text:p>Sí, eso es.</text:p>
          </table:table-cell>
          <table:table-cell office:value-type="string" calcext:value-type="string">
            <text:p>Sí, solo tengo pérdida del gusto y olfato, y tos seca lev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 y ¿recientemente has estado en contacto con alguien que haya estado enfermo?</text:p>
          </table:table-cell>
          <table:table-cell office:value-type="string" calcext:value-type="string">
            <text:p>No ha estado en contacto con nadie enfermo</text:p>
          </table:table-cell>
          <table:table-cell office:value-type="string" calcext:value-type="string">
            <text:p>No he estado en contacto con nadie enfermo recientement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has viajado a algún sitio?</text:p>
          </table:table-cell>
          <table:table-cell office:value-type="string" calcext:value-type="string">
            <text:p>Hace dos semanas fue a una excursión</text:p>
          </table:table-cell>
          <table:table-cell office:value-type="string" calcext:value-type="string">
            <text:p>Hace dos semanas fui de excursión a media hora de aquí con mi pareja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fuiste de excursión a algún lugar cercano?</text:p>
          </table:table-cell>
          <table:table-cell office:value-type="string" calcext:value-type="string">
            <text:p>A media hora de aquí</text:p>
          </table:table-cell>
          <table:table-cell office:value-type="string" calcext:value-type="string">
            <text:p>Sí, hace dos semanas fui de excursión a media hora de aquí con mi pareja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Están tus vacunas al día?</text:p>
          </table:table-cell>
          <table:table-cell office:value-type="string" calcext:value-type="string">
            <text:p>Tengo las vacunas al día</text:p>
          </table:table-cell>
          <table:table-cell office:value-type="string" calcext:value-type="string">
            <text:p>Sí, mis vacunas están al día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muchas gracias por venir la tendremos en otro momento</text:p>
          </table:table-cell>
          <table:table-cell office:value-type="string" calcext:value-type="string">
            <text:p>Adiós.</text:p>
          </table:table-cell>
          <table:table-cell office:value-type="string" calcext:value-type="string">
            <text:p>Gracias, estaré pendiente de la próxima cita. ¡Hasta luego!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3])" office:value-type="float" office:value="103" calcext:value-type="float">
            <text:p>103</text:p>
          </table:table-cell>
          <table:table-cell table:formula="of:=SUM([.E3:.E23])" office:value-type="float" office:value="89" calcext:value-type="float">
            <text:p>89</text:p>
          </table:table-cell>
          <table:table-cell table:formula="of:=SUM([.F3:.F23])" office:value-type="float" office:value="89" calcext:value-type="float">
            <text:p>89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4]/21" office:value-type="float" office:value="4.90476190476191" calcext:value-type="float">
            <text:p>4,90476190476191</text:p>
          </table:table-cell>
          <table:table-cell table:formula="of:=[.E24]/21" office:value-type="float" office:value="4.23809523809524" calcext:value-type="float">
            <text:p>4,23809523809524</text:p>
          </table:table-cell>
          <table:table-cell table:formula="of:=[.F24]/21" office:value-type="float" office:value="4.23809523809524" calcext:value-type="float">
            <text:p>4,23809523809524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E25]*0.6+[.F25]*0.3+[.D25]*0.1" office:value-type="float" office:value="4.3047619047619" calcext:value-type="float">
            <text:p>4,3047619047619</text:p>
          </table:table-cell>
          <table:table-cell table:number-columns-repeated="5"/>
        </table:table-row>
      </table:table>
      <table:table table:name="Prueba9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" table:number-columns-repeated="6" table:default-cell-style-name="Default"/>
        <table:table-row table:style-name="ro4">
          <table:table-cell office:value-type="string" calcext:value-type="string">
            <text:p>Conversación 0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uenos días señor</text:p>
          </table:table-cell>
          <table:table-cell office:value-type="string" calcext:value-type="string">
            <text:p>Buenos días</text:p>
          </table:table-cell>
          <table:table-cell office:value-type="string" calcext:value-type="string">
            <text:p>¿Qué tal está? ¿Cómo te encuentras? ¿Qué te pasa? ¿Por qué has venido? Cuéntame lo que te ocurre. En qué puedo ayudarte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así que durante unos meses rigidez por las mañanas, así que le duele la espalda, ¿dónde diría que le duele exactamente?</text:p>
          </table:table-cell>
          <table:table-cell office:value-type="string" calcext:value-type="string">
            <text:p>Desde la mitad de la espalda hasta la parte baja</text:p>
          </table:table-cell>
          <table:table-cell office:value-type="string" calcext:value-type="string">
            <text:p>Dolor sordo en la espalda, desde la mitad hasta la parte baja, empeora por la mañana.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hasta el cuello supongo y hasta la parte baja de la espalda?</text:p>
          </table:table-cell>
          <table:table-cell office:value-type="string" calcext:value-type="string">
            <text:p>Hasta la parte baja</text:p>
          </table:table-cell>
          <table:table-cell office:value-type="string" calcext:value-type="string">
            <text:p>Dolor sordo en la espalda, desde la mitad hasta la parte baja, empeora por la mañana.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 ¿qué tipo de dolor diría que es?, ¿es como un dolor sordo, es un dolor agudo y punzante, cómo lo describirías?</text:p>
          </table:table-cell>
          <table:table-cell office:value-type="string" calcext:value-type="string">
            <text:p>Sordo</text:p>
          </table:table-cell>
          <table:table-cell office:value-type="string" calcext:value-type="string">
            <text:p>Dolor sordo, calificado de 4-5 en una escala de 10, empeora progresivamente por la mañana.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olor sordo, vale, y en una escala de 0 a 10 siendo cero el menor dolor que ha sentido en su vida y 10 el peor, ¿en cuanto lo calificarías?</text:p>
          </table:table-cell>
          <table:table-cell office:value-type="string" calcext:value-type="string">
            <text:p>Califica el dolor de 4-5 en una escala de 10</text:p>
          </table:table-cell>
          <table:table-cell office:value-type="string" calcext:value-type="string">
            <text:p>4-5 en una escala de 10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 ¿cuando empezó esto?</text:p>
          </table:table-cell>
          <table:table-cell office:value-type="string" calcext:value-type="string">
            <text:p>Hace 4-5 meses</text:p>
          </table:table-cell>
          <table:table-cell office:value-type="string" calcext:value-type="string">
            <text:p>Hace 4-5 mese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 cuando empezó, ¿hubo algo que causará el dolor de espalda algún tipo de trauma lesión, algo en lo que pueda pensar que pueda haberle llevado a est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de acuerdo ¿no apareció de repente, en algún momento?</text:p>
          </table:table-cell>
          <table:table-cell office:value-type="string" calcext:value-type="string">
            <text:p>Empeora progresivamente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ha tenido algún episodio previo similar a este?</text:p>
          </table:table-cell>
          <table:table-cell office:value-type="string" calcext:value-type="string">
            <text:p>Tengo dolores ocasionales en las manos y en la rodilla derech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4"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¿Cuándo empezaron estos dolores?</text:p>
          </table:table-cell>
          <table:table-cell office:value-type="string" calcext:value-type="string">
            <text:p>Hace 6 meses</text:p>
          </table:table-cell>
          <table:table-cell office:value-type="string" calcext:value-type="string">
            <text:p>Hace 4-5 meses empezaron los dolores en la espalda, empeorando progresivament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4" table:formula="of:=[.D27]*2" office:value-type="float" office:value="7.29090909090909" calcext:value-type="float">
            <text:p>7,29090909090909</text:p>
          </table:table-cell>
        </table:table-row>
        <table:table-row table:style-name="ro4">
          <table:table-cell office:value-type="string" calcext:value-type="string">
            <text:p>Vale, ¿y en el dolor de espalda que está teniendo se irradia o se mueve alguna otra parte de su cuerp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El dolor de espalda se extiende desde la mitad de la espalda hasta la parte baja.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 ¿has intentado algo que te haya ayudado a aliviar algo del dolor algún medicamento o algo?</text:p>
          </table:table-cell>
          <table:table-cell office:value-type="string" calcext:value-type="string">
            <text:p>He probado Tylenol y Advil</text:p>
          </table:table-cell>
          <table:table-cell office:value-type="string" calcext:value-type="string">
            <text:p>He probado Tylenol y Advil, siendo Advil un poco de ayuda para el dolor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 para su dolor, ¿hay algún tipo de factores que empeoren el dolor como agacharse o estar de pie o tumbarse cualquier cosa que empeore su dolor?</text:p>
          </table:table-cell>
          <table:table-cell office:value-type="string" calcext:value-type="string">
            <text:p>Empeora por la mañana hasta 30-60 minutos después de levantarse</text:p>
          </table:table-cell>
          <table:table-cell office:value-type="string" calcext:value-type="string">
            <text:p>El dolor empeora por la mañana hasta 30-60 minutos después de levantarm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 ¿tu dolor empeora cuando se levanta por la mañana o a medida que avanza el día?</text:p>
          </table:table-cell>
          <table:table-cell office:value-type="string" calcext:value-type="string">
            <text:p>Empeora por la mañana</text:p>
          </table:table-cell>
          <table:table-cell office:value-type="string" calcext:value-type="string">
            <text:p>El dolor empeora por la mañana hasta 30-60 minutos después de levantarme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 aproximadamente, ¿cuánto tiempo diría que pasa desde que se levanta hasta que desaparecen las rigidez y el dolor?</text:p>
          </table:table-cell>
          <table:table-cell office:value-type="string" calcext:value-type="string">
            <text:p>Hasta 30-60 minutos después de levantarse</text:p>
          </table:table-cell>
          <table:table-cell office:value-type="string" calcext:value-type="string">
            <text:p>El dolor y la rigidez desaparecen aproximadamente 30-60 minutos después de levantarm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de acuerdo ,y no ha tenido ningún traumatismo recientemente, ¿verdad?</text:p>
          </table:table-cell>
          <table:table-cell office:value-type="string" calcext:value-type="string">
            <text:p>No he tenido traumatismos recientes</text:p>
          </table:table-cell>
          <table:table-cell office:value-type="string" calcext:value-type="string">
            <text:p>No ha habido traumatismos recientes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 ¿ninguna fiebre, escalofríos?</text:p>
          </table:table-cell>
          <table:table-cell office:value-type="string" calcext:value-type="string">
            <text:p>No tengo fiebre, escalofríos</text:p>
          </table:table-cell>
          <table:table-cell office:value-type="string" calcext:value-type="string">
            <text:p>No tengo fiebre, escalofríos ni sudores nocturnos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ún cansancio, malestar?</text:p>
          </table:table-cell>
          <table:table-cell office:value-type="string" calcext:value-type="string">
            <text:p>Tengo fatiga y malestar</text:p>
          </table:table-cell>
          <table:table-cell office:value-type="string" calcext:value-type="string">
            <text:p>Sí, he experimentado fatiga y malestar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por cuánto tiempo has tenido esto?</text:p>
          </table:table-cell>
          <table:table-cell office:value-type="string" calcext:value-type="string">
            <text:p>Empeora progresivamente</text:p>
          </table:table-cell>
          <table:table-cell office:value-type="string" calcext:value-type="string">
            <text:p>Desde hace 4-5 meses he tenido fatiga y malestar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ya veo, ¿aparte de eso has notado algún tipo de sarpullido o cambios en la piel o en las uñas?</text:p>
          </table:table-cell>
          <table:table-cell office:value-type="string" calcext:value-type="string">
            <text:p>Tampoco tengo sarpullidos</text:p>
          </table:table-cell>
          <table:table-cell office:value-type="string" calcext:value-type="string">
            <text:p>No tengo sarpullidos, rojeces, hinchazones ni erupciones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has tenido alguna dificultad para respirar?</text:p>
          </table:table-cell>
          <table:table-cell office:value-type="string" calcext:value-type="string">
            <text:p>No presento ninguna dificultad para respirar</text:p>
          </table:table-cell>
          <table:table-cell office:value-type="string" calcext:value-type="string">
            <text:p>No tengo dificultad para respirar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pues muchas gracias por venir hasta luego</text:p>
          </table:table-cell>
          <table:table-cell office:value-type="string" calcext:value-type="string">
            <text:p>Hasta luego.</text:p>
          </table:table-cell>
          <table:table-cell office:value-type="string" calcext:value-type="string">
            <text:p>Adió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4])" office:value-type="float" office:value="103" calcext:value-type="float">
            <text:p>103</text:p>
          </table:table-cell>
          <table:table-cell table:formula="of:=SUM([.E3:.E24])" office:value-type="float" office:value="78" calcext:value-type="float">
            <text:p>78</text:p>
          </table:table-cell>
          <table:table-cell table:formula="of:=SUM([.F3:.F24])" office:value-type="float" office:value="77" calcext:value-type="float">
            <text:p>77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5]/22" office:value-type="float" office:value="4.68181818181818" calcext:value-type="float">
            <text:p>4,68181818181818</text:p>
          </table:table-cell>
          <table:table-cell table:formula="of:=[.E25]/22" office:value-type="float" office:value="3.54545454545455" calcext:value-type="float">
            <text:p>3,54545454545455</text:p>
          </table:table-cell>
          <table:table-cell table:formula="of:=[.F25]/22" office:value-type="float" office:value="3.5" calcext:value-type="float">
            <text:p>3,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E26]*0.6+[.F26]*0.3+[.D26]*0.1" office:value-type="float" office:value="3.64545454545454" calcext:value-type="float">
            <text:p>3,64545454545454</text:p>
          </table:table-cell>
          <table:table-cell table:number-columns-repeated="5"/>
        </table:table-row>
      </table:table>
      <table:table table:name="Prueba10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" table:number-columns-repeated="5" table:default-cell-style-name="Default"/>
        <table:table-column table:style-name="co11" table:default-cell-style-name="Default"/>
        <table:table-row table:style-name="ro4">
          <table:table-cell office:value-type="string" calcext:value-type="string">
            <text:p>Conversación 1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uenos días señora, ¿qué te trae por aquí?</text:p>
          </table:table-cell>
          <table:table-cell office:value-type="string" calcext:value-type="string">
            <text:p>Entumecimiento, hormigueo y sensación de quemazón en la mano izquierda</text:p>
          </table:table-cell>
          <table:table-cell office:value-type="string" calcext:value-type="string">
            <text:p>Entumecimiento, hormigueo y sensación de quemazón en la mano izquierda desde hace meses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n tu mano izquierda vale y perdona, ¿cuando has dicho que empezó?</text:p>
          </table:table-cell>
          <table:table-cell office:value-type="string" calcext:value-type="string">
            <text:p>hace cuatro o cinco meses</text:p>
          </table:table-cell>
          <table:table-cell office:value-type="string" calcext:value-type="string">
            <text:p>Hace cuatro o cinco meses, pero se ha agravado en las últimas semana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entiendo entiendo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Los síntomas se presentan en los tres primeros dedos y a veces en el anular.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entonces ha empeorado dices que las últimas semanas?</text:p>
          </table:table-cell>
          <table:table-cell office:value-type="string" calcext:value-type="string">
            <text:p>Ha empeorado en las últimas semanas</text:p>
          </table:table-cell>
          <table:table-cell office:value-type="string" calcext:value-type="string">
            <text:p>Sí, los síntomas se han agravado en las últimas semana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, ¿está siempre ahí es persistente o va y viene?</text:p>
          </table:table-cell>
          <table:table-cell office:value-type="string" calcext:value-type="string">
            <text:p>Van y vienen</text:p>
          </table:table-cell>
          <table:table-cell office:value-type="string" calcext:value-type="string">
            <text:p>Los síntomas van y vienen y a menudo se alivian al no utilizar la mano afectada.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qué lo hace mejor o peor?</text:p>
          </table:table-cell>
          <table:table-cell office:value-type="string" calcext:value-type="string">
            <text:p>a menudo se alivian al no utilizar la mano afectada</text:p>
          </table:table-cell>
          <table:table-cell office:value-type="string" calcext:value-type="string">
            <text:p>Los síntomas se alivian al no utilizar la mano afectada y empeoran al usarla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 acuerdo, ¿has probado con compresas frías cremas tópicas algo así?</text:p>
          </table:table-cell>
          <table:table-cell office:value-type="string" calcext:value-type="string">
            <text:p>He probado Advil y Tylenol</text:p>
          </table:table-cell>
          <table:table-cell office:value-type="string" calcext:value-type="string">
            <text:p>He probado Advil y Tylenol, pero no me han ayudad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 vale, ¿y si tuvieras que escribir la calidad de cómo se siente es doloroso y sensible o es solo entumecido y hormigueo, algo así como cuando se duerme el pie?</text:p>
          </table:table-cell>
          <table:table-cell office:value-type="string" calcext:value-type="string">
            <text:p>A veces va acompañado de ardor y en ocasiones es intenso</text:p>
          </table:table-cell>
          <table:table-cell office:value-type="string" calcext:value-type="string">
            <text:p>El dolor a veces es intenso (6/10) y va acompañado de ardor en ocasiones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4"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Vale, ¿entonces del 1 al 10 siendo dice el peor dolor como de malo es este dolor?</text:p>
          </table:table-cell>
          <table:table-cell table:style-name="ce20" office:value-type="string" calcext:value-type="string">
            <text:p>6 de 10</text:p>
          </table:table-cell>
          <table:table-cell office:value-type="string" calcext:value-type="string">
            <text:p>El dolor es de intensidad 6/10, a veces acompañado de ardor en ocasione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table:style-name="ce25" table:formula="of:=[.D21]*2" office:value-type="float" office:value="8.2625" calcext:value-type="float">
            <text:p>8,26</text:p>
          </table:table-cell>
        </table:table-row>
        <table:table-row table:style-name="ro4">
          <table:table-cell office:value-type="string" calcext:value-type="string">
            <text:p>Vale, ¿has experimentado esto antes o es la primera vez que lo experimentas?</text:p>
          </table:table-cell>
          <table:table-cell office:value-type="string" calcext:value-type="string">
            <text:p>Nunca había sentido un dolor parecido antes</text:p>
          </table:table-cell>
          <table:table-cell office:value-type="string" calcext:value-type="string">
            <text:p>Nunca había sentido un dolor parecido ante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a veo, de acuerdo, ¿sientes que los síntomas han empeorado las últimas semanas o siguen igual?</text:p>
          </table:table-cell>
          <table:table-cell office:value-type="string" calcext:value-type="string">
            <text:p>En las últimas semanas no han empeorado los síntomas</text:p>
          </table:table-cell>
          <table:table-cell office:value-type="string" calcext:value-type="string">
            <text:p>Los síntomas han empeorado en las últimas semanas, antes podía aliviarlos sacudiendo la man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tienes algún entumecimiento u hormigueo en alguna otra parte del cuerpo?</text:p>
          </table:table-cell>
          <table:table-cell office:value-type="string" calcext:value-type="string">
            <text:p>Se presentan sobre todo en los tres primeros dedos (del pulgar al corazón), con cierta afectación del dedo anular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los tres primeros dedos son el pulgar el índice y el dedo corazón o del meñique al dedo corazón?</text:p>
          </table:table-cell>
          <table:table-cell office:value-type="string" calcext:value-type="string">
            <text:p>Del pulgar al corazón</text:p>
          </table:table-cell>
          <table:table-cell office:value-type="string" calcext:value-type="string">
            <text:p>Del pulgar al dedo corazón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 el dedo anular, vale.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Sí, también hay cierta afectación en el dedo anular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 entonces, ¿hay una debilidad en los brazos o sientes que todavía puedes usar sus brazos correctamente?</text:p>
          </table:table-cell>
          <table:table-cell office:value-type="string" calcext:value-type="string">
            <text:p>Ha habido dificultades con los movimientos motores finos, como abrir tarro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, pues muchas gracias, lo tendremos en cuenta. Hasta luego.</text:p>
          </table:table-cell>
          <table:table-cell table:number-columns-repeated="2" office:value-type="string" calcext:value-type="string">
            <text:p>Adió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18])" office:value-type="float" office:value="76" calcext:value-type="float">
            <text:p>76</text:p>
          </table:table-cell>
          <table:table-cell table:formula="of:=SUM([.E3:.E18])" office:value-type="float" office:value="62" calcext:value-type="float">
            <text:p>62</text:p>
          </table:table-cell>
          <table:table-cell table:formula="of:=SUM([.F3:.F18])" office:value-type="float" office:value="71" calcext:value-type="float">
            <text:p>71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19]/16" office:value-type="float" office:value="4.75" calcext:value-type="float">
            <text:p>4,75</text:p>
          </table:table-cell>
          <table:table-cell table:formula="of:=[.E19]/16" office:value-type="float" office:value="3.875" calcext:value-type="float">
            <text:p>3,875</text:p>
          </table:table-cell>
          <table:table-cell table:formula="of:=[.F19]/16" office:value-type="float" office:value="4.4375" calcext:value-type="float">
            <text:p>4,437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E20]*0.6+[.F20]*0.3+[.D20]*0.1" office:value-type="float" office:value="4.13125" calcext:value-type="float">
            <text:p>4,1312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09">
      <number:number number:decimal-places="7" number:min-decimal-places="7"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6">
      <number:number number:decimal-places="4" number:min-decimal-places="4"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23:02.322928266</meta:creation-date>
    <dc:date>2024-06-16T17:36:17.403634115</dc:date>
    <meta:editing-duration>P3DT10H31M55S</meta:editing-duration>
    <meta:editing-cycles>7</meta:editing-cycles>
    <meta:generator>LibreOffice/7.3.7.2$Linux_X86_64 LibreOffice_project/30$Build-2</meta:generator>
    <meta:document-statistic meta:table-count="11" meta:cell-count="1436" meta:object-count="0"/>
  </office:meta>
</office:document-meta>
</file>